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09/04/2026 16:56:12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0155">
            <text:p>300155</text:p>
          </table:table-cell>
          <table:table-cell table:style-name="ce0" table:number-columns-spanned="4" table:number-rows-spanned="1" office:value-type="string" calcext:value-type="string">
            <text:p>34.619 - STECK INDUSTRIA ELETRICA LTDA</text:p>
          </table:table-cell>
          <table:covered-table-cell table:number-columns-repeated="3"/>
          <table:table-cell table:style-name="ce0" office:value-type="string" calcext:value-type="string">
            <text:p>60.35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7/01/2026</text:p>
          </table:table-cell>
          <table:table-cell table:style-name="ce0" office:value-type="string" calcext:value-type="string">
            <text:p>29/01/2026</text:p>
          </table:table-cell>
          <table:table-cell table:style-name="ce0" office:value-type="string" calcext:value-type="string">
            <text:p>26/02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66.21">
            <text:p>866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38.95">
            <text:p>838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5147">
            <text:p>0,015</text:p>
          </table:table-cell>
          <table:table-cell table:style-name="ce12N2" office:value-type="float" office:value="1.17">
            <text:p>1,1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66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9/01/2026</text:p>
          </table:table-cell>
          <table:table-cell table:style-name="ce12N2" office:value-type="float" office:value="27.26">
            <text:p>27,26</text:p>
          </table:table-cell>
          <table:table-cell table:style-name="ce12N2" office:value-type="float" office:value="838.95">
            <text:p>838,95</text:p>
          </table:table-cell>
          <table:table-cell table:style-name="ce12N2" office:value-type="float" office:value="58.73">
            <text:p>58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1058906580003005500300006035918593164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0446">
            <text:p>300446</text:p>
          </table:table-cell>
          <table:table-cell table:style-name="ce0" table:number-columns-spanned="4" table:number-rows-spanned="1" office:value-type="string" calcext:value-type="string">
            <text:p>22.715 - LUMIERE COMERCIO INTERNACIONAL LTDA</text:p>
          </table:table-cell>
          <table:covered-table-cell table:number-columns-repeated="3"/>
          <table:table-cell table:style-name="ce0" office:value-type="string" calcext:value-type="string">
            <text:p>73.1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9/01/2026</text:p>
          </table:table-cell>
          <table:table-cell table:style-name="ce0" office:value-type="string" calcext:value-type="string">
            <text:p>02/02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2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1248556330001405500100007319815002377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2637">
            <text:p>302637</text:p>
          </table:table-cell>
          <table:table-cell table:style-name="ce0" table:number-columns-spanned="4" table:number-rows-spanned="1" office:value-type="string" calcext:value-type="string">
            <text:p>10.718 - STELLA IMPORTACAO E EXPORTACAO DE LUMINARIAS LTDA</text:p>
          </table:table-cell>
          <table:covered-table-cell table:number-columns-repeated="3"/>
          <table:table-cell table:style-name="ce0" office:value-type="string" calcext:value-type="string">
            <text:p>287.74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3/03/2026</text:p>
          </table:table-cell>
          <table:table-cell table:style-name="ce0" office:value-type="string" calcext:value-type="string">
            <text:p>05/03/2026</text:p>
          </table:table-cell>
          <table:table-cell table:style-name="ce0" office:value-type="string" calcext:value-type="string">
            <text:p>09/03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30.32">
            <text:p>2430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2214.42">
            <text:p>2214,4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0.84">
            <text:p>0,8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30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">
            <text:p>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5/03/2026</text:p>
          </table:table-cell>
          <table:table-cell table:style-name="ce12N2" office:value-type="float" office:value="215.9">
            <text:p>215,90</text:p>
          </table:table-cell>
          <table:table-cell table:style-name="ce12N2" office:value-type="float" office:value="2214.42">
            <text:p>2214,42</text:p>
          </table:table-cell>
          <table:table-cell table:style-name="ce12N2" office:value-type="float" office:value="88.57">
            <text:p>88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1069115800037055001000287740137724350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3022">
            <text:p>30302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35.48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2/03/2026</text:p>
          </table:table-cell>
          <table:table-cell table:style-name="ce0" office:value-type="string" calcext:value-type="string">
            <text:p>13/03/2026</text:p>
          </table:table-cell>
          <table:table-cell table:style-name="ce0" office:value-type="string" calcext:value-type="string">
            <text:p>0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5.52">
            <text:p>835,5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35.52">
            <text:p>835,5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144">
            <text:p>0,000</text:p>
          </table:table-cell>
          <table:table-cell table:style-name="ce12N2" office:value-type="float" office:value="0.19">
            <text:p>0,1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5,5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35.52">
            <text:p>835,52</text:p>
          </table:table-cell>
          <table:table-cell table:style-name="ce12N2" office:value-type="float" office:value="58.49">
            <text:p>58,4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978371810021905500100503548516068567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3029">
            <text:p>30302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35.47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2/03/2026</text:p>
          </table:table-cell>
          <table:table-cell table:style-name="ce0" office:value-type="string" calcext:value-type="string">
            <text:p>13/03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316.88">
            <text:p>3316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14.44">
            <text:p>3114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2495">
            <text:p>0,012</text:p>
          </table:table-cell>
          <table:table-cell table:style-name="ce12N2" office:value-type="float" office:value="3.16">
            <text:p>3,1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316,8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3/2026</text:p>
          </table:table-cell>
          <table:table-cell table:style-name="ce12N2" office:value-type="float" office:value="202.44">
            <text:p>202,44</text:p>
          </table:table-cell>
          <table:table-cell table:style-name="ce12N2" office:value-type="float" office:value="3114.44">
            <text:p>3114,44</text:p>
          </table:table-cell>
          <table:table-cell table:style-name="ce12N2" office:value-type="float" office:value="218.01">
            <text:p>218,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978371810021905500100503547816593106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3204">
            <text:p>303204</text:p>
          </table:table-cell>
          <table:table-cell table:style-name="ce0" table:number-columns-spanned="4" table:number-rows-spanned="1" office:value-type="string" calcext:value-type="string">
            <text:p>22.015 - FOCO METALLO FABRICACAO E MONTAGEM DE LUMINARIAS E COMERCIO</text:p>
          </table:table-cell>
          <table:covered-table-cell table:number-columns-repeated="3"/>
          <table:table-cell table:style-name="ce0" office:value-type="string" calcext:value-type="string">
            <text:p>22.64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3/2026</text:p>
          </table:table-cell>
          <table:table-cell table:style-name="ce0" office:value-type="string" calcext:value-type="string">
            <text:p>17/03/2026</text:p>
          </table:table-cell>
          <table:table-cell table:style-name="ce0" office:value-type="string" calcext:value-type="string">
            <text:p>13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98.04">
            <text:p>2398,0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185">
            <text:p>2185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646">
            <text:p>0,2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98,0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3/2026</text:p>
          </table:table-cell>
          <table:table-cell table:style-name="ce12N2" office:value-type="float" office:value="213.04">
            <text:p>213,04</text:p>
          </table:table-cell>
          <table:table-cell table:style-name="ce12N2" office:value-type="float" office:value="2185">
            <text:p>2185,00</text:p>
          </table:table-cell>
          <table:table-cell table:style-name="ce12N2" office:value-type="float" office:value="152.95">
            <text:p>152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2267083700018055001000022648117545555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3318">
            <text:p>303318</text:p>
          </table:table-cell>
          <table:table-cell table:style-name="ce0" table:number-columns-spanned="4" table:number-rows-spanned="1" office:value-type="string" calcext:value-type="string">
            <text:p>5.932 - ECTX S/A - EUCATEX</text:p>
          </table:table-cell>
          <table:covered-table-cell table:number-columns-repeated="3"/>
          <table:table-cell table:style-name="ce0" office:value-type="string" calcext:value-type="string">
            <text:p>58.177</text:p>
          </table:table-cell>
          <table:table-cell table:style-name="ce9" office:value-type="string" calcext:value-type="string">
            <text:p>40</text:p>
          </table:table-cell>
          <table:table-cell table:style-name="ce0" office:value-type="string" calcext:value-type="string">
            <text:p>18/03/2026</text:p>
          </table:table-cell>
          <table:table-cell table:style-name="ce0" office:value-type="string" calcext:value-type="string">
            <text:p>19/03/2026</text:p>
          </table:table-cell>
          <table:table-cell table:style-name="ce0" office:value-type="string" calcext:value-type="string">
            <text:p>15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382.82">
            <text:p>31382,8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31382.82">
            <text:p>31382,8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.8951">
            <text:p>4,895</text:p>
          </table:table-cell>
          <table:table-cell table:style-name="ce12N2" office:value-type="float" office:value="3571.2">
            <text:p>3571,2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.382,8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9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382.82">
            <text:p>31382,82</text:p>
          </table:table-cell>
          <table:table-cell table:style-name="ce12N2" office:value-type="float" office:value="2196.8">
            <text:p>2196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146752700004505504000005817714655974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3868">
            <text:p>303868</text:p>
          </table:table-cell>
          <table:table-cell table:style-name="ce0" table:number-columns-spanned="4" table:number-rows-spanned="1" office:value-type="string" calcext:value-type="string">
            <text:p>669 - BLUKIT INDUSTRIA DE PLASTICOS LTDA</text:p>
          </table:table-cell>
          <table:covered-table-cell table:number-columns-repeated="3"/>
          <table:table-cell table:style-name="ce0" office:value-type="string" calcext:value-type="string">
            <text:p>748.60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5/03/2026</text:p>
          </table:table-cell>
          <table:table-cell table:style-name="ce0" office:value-type="string" calcext:value-type="string">
            <text:p>26/03/2026</text:p>
          </table:table-cell>
          <table:table-cell table:style-name="ce0" office:value-type="string" calcext:value-type="string">
            <text:p>2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49.43">
            <text:p>2049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2022.71">
            <text:p>2022,7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95114">
            <text:p>0,195</text:p>
          </table:table-cell>
          <table:table-cell table:style-name="ce12N2" office:value-type="float" office:value="12.34">
            <text:p>12,3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49,4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1">
            <text:p>6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6/03/2026</text:p>
          </table:table-cell>
          <table:table-cell table:style-name="ce12N2" office:value-type="float" office:value="26.72">
            <text:p>26,72</text:p>
          </table:table-cell>
          <table:table-cell table:style-name="ce12N2" office:value-type="float" office:value="2022.71">
            <text:p>2022,71</text:p>
          </table:table-cell>
          <table:table-cell table:style-name="ce12N2" office:value-type="float" office:value="141.58">
            <text:p>141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096415200001585500100074860312252564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3888">
            <text:p>303888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59.37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3/2026</text:p>
          </table:table-cell>
          <table:table-cell table:style-name="ce0" office:value-type="string" calcext:value-type="string">
            <text:p>26/03/2026</text:p>
          </table:table-cell>
          <table:table-cell table:style-name="ce0" office:value-type="string" calcext:value-type="string">
            <text:p>2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133.88">
            <text:p>24133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9">
            <text:p>59,00</text:p>
          </table:table-cell>
          <table:table-cell table:style-name="ce12N2" office:value-type="float" office:value="23742.79">
            <text:p>23742,7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58142">
            <text:p>0,581</text:p>
          </table:table-cell>
          <table:table-cell table:style-name="ce12N2" office:value-type="float" office:value="113.07">
            <text:p>113,0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4.133,8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3">
            <text:p>63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6/03/2026</text:p>
          </table:table-cell>
          <table:table-cell table:style-name="ce12N2" office:value-type="float" office:value="391.09">
            <text:p>391,09</text:p>
          </table:table-cell>
          <table:table-cell table:style-name="ce12N2" office:value-type="float" office:value="23742.79">
            <text:p>23742,79</text:p>
          </table:table-cell>
          <table:table-cell table:style-name="ce12N2" office:value-type="float" office:value="1416.6">
            <text:p>1416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8160480300015755001000859378138656376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3947">
            <text:p>30394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0.31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7/03/2026</text:p>
          </table:table-cell>
          <table:table-cell table:style-name="ce0" office:value-type="string" calcext:value-type="string">
            <text:p>27/03/2026</text:p>
          </table:table-cell>
          <table:table-cell table:style-name="ce0" office:value-type="string" calcext:value-type="string">
            <text:p>24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25.32">
            <text:p>1925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25.32">
            <text:p>1925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628">
            <text:p>0,007</text:p>
          </table:table-cell>
          <table:table-cell table:style-name="ce12N2" office:value-type="float" office:value="4.46">
            <text:p>4,4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925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25.32">
            <text:p>1925,32</text:p>
          </table:table-cell>
          <table:table-cell table:style-name="ce12N2" office:value-type="float" office:value="134.77">
            <text:p>134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60031313792746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124">
            <text:p>304124</text:p>
          </table:table-cell>
          <table:table-cell table:style-name="ce0" table:number-columns-spanned="4" table:number-rows-spanned="1" office:value-type="string" calcext:value-type="string">
            <text:p>986 - PADO S A INDUSTRIAL COMERCIAL E IMPORTADORA</text:p>
          </table:table-cell>
          <table:covered-table-cell table:number-columns-repeated="3"/>
          <table:table-cell table:style-name="ce0" office:value-type="string" calcext:value-type="string">
            <text:p>1.255.82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27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70.87">
            <text:p>8370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8370.87">
            <text:p>8370,8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4134">
            <text:p>0,141</text:p>
          </table:table-cell>
          <table:table-cell table:style-name="ce12N2" office:value-type="float" office:value="100.96">
            <text:p>100,9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370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31/03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370.87">
            <text:p>8370,87</text:p>
          </table:table-cell>
          <table:table-cell table:style-name="ce12N2" office:value-type="float" office:value="585.97">
            <text:p>585,9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3611441500006785500100125582019799332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06">
            <text:p>304306</text:p>
          </table:table-cell>
          <table:table-cell table:style-name="ce0" table:number-columns-spanned="4" table:number-rows-spanned="1" office:value-type="string" calcext:value-type="string">
            <text:p>36.576 - GRUPO METAL DESIGN LTDA</text:p>
          </table:table-cell>
          <table:covered-table-cell table:number-columns-repeated="3"/>
          <table:table-cell table:style-name="ce0" office:value-type="string" calcext:value-type="string">
            <text:p>55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599.23">
            <text:p>32599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">
            <text:p>22,00</text:p>
          </table:table-cell>
          <table:table-cell table:style-name="ce12N2" office:value-type="float" office:value="31660.33">
            <text:p>31660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.599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1/04/2026</text:p>
          </table:table-cell>
          <table:table-cell table:style-name="ce12N2" office:value-type="float" office:value="938.9">
            <text:p>938,90</text:p>
          </table:table-cell>
          <table:table-cell table:style-name="ce12N2" office:value-type="float" office:value="31660.33">
            <text:p>31660,33</text:p>
          </table:table-cell>
          <table:table-cell table:style-name="ce12N2" office:value-type="float" office:value="1266.38">
            <text:p>1266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8689544800056055001000000553132712599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44">
            <text:p>304344</text:p>
          </table:table-cell>
          <table:table-cell table:style-name="ce0" table:number-columns-spanned="4" table:number-rows-spanned="1" office:value-type="string" calcext:value-type="string">
            <text:p>29.932 - VERDECO INDUSTRIA COMERCIO E IMPORTACAO DE ARTEFATOS PARA JA</text:p>
          </table:table-cell>
          <table:covered-table-cell table:number-columns-repeated="3"/>
          <table:table-cell table:style-name="ce0" office:value-type="string" calcext:value-type="string">
            <text:p>37.68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5/03/2026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13.01">
            <text:p>1213,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">
            <text:p>14,00</text:p>
          </table:table-cell>
          <table:table-cell table:style-name="ce12N2" office:value-type="float" office:value="1139">
            <text:p>1139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93.18">
            <text:p>93,1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213,0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1/04/2026</text:p>
          </table:table-cell>
          <table:table-cell table:style-name="ce12N2" office:value-type="float" office:value="74.01">
            <text:p>74,01</text:p>
          </table:table-cell>
          <table:table-cell table:style-name="ce12N2" office:value-type="float" office:value="1139">
            <text:p>1139,00</text:p>
          </table:table-cell>
          <table:table-cell table:style-name="ce12N2" office:value-type="float" office:value="79.73">
            <text:p>79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0803138100018855001000037688100243025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1">
            <text:p>30439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1.93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81.6">
            <text:p>681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651.08">
            <text:p>651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9581">
            <text:p>0,110</text:p>
          </table:table-cell>
          <table:table-cell table:style-name="ce12N2" office:value-type="float" office:value="2.46">
            <text:p>2,4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81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30.52">
            <text:p>30,52</text:p>
          </table:table-cell>
          <table:table-cell table:style-name="ce12N2" office:value-type="float" office:value="651.08">
            <text:p>651,08</text:p>
          </table:table-cell>
          <table:table-cell table:style-name="ce12N2" office:value-type="float" office:value="31.5">
            <text:p>31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51936114336846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2">
            <text:p>30439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51.93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87.84">
            <text:p>687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656.94">
            <text:p>656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46516">
            <text:p>0,147</text:p>
          </table:table-cell>
          <table:table-cell table:style-name="ce12N2" office:value-type="float" office:value="2.23">
            <text:p>2,2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87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30.9">
            <text:p>30,90</text:p>
          </table:table-cell>
          <table:table-cell table:style-name="ce12N2" office:value-type="float" office:value="656.94">
            <text:p>656,94</text:p>
          </table:table-cell>
          <table:table-cell table:style-name="ce12N2" office:value-type="float" office:value="31.74">
            <text:p>31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5193518423373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53">
            <text:p>304453</text:p>
          </table:table-cell>
          <table:table-cell table:style-name="ce0" table:number-columns-spanned="4" table:number-rows-spanned="1" office:value-type="string" calcext:value-type="string">
            <text:p>24.768 - TOPMAX ACESSORIOS PARA CONSTRUCAO LTDA</text:p>
          </table:table-cell>
          <table:covered-table-cell table:number-columns-repeated="3"/>
          <table:table-cell table:style-name="ce0" office:value-type="string" calcext:value-type="string">
            <text:p>12.34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673.98">
            <text:p>15673,9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15673.98">
            <text:p>15673,9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0995">
            <text:p>0,410</text:p>
          </table:table-cell>
          <table:table-cell table:style-name="ce12N2" office:value-type="float" office:value="132.6">
            <text:p>132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5.673,9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673.98">
            <text:p>15673,98</text:p>
          </table:table-cell>
          <table:table-cell table:style-name="ce12N2" office:value-type="float" office:value="1097.14">
            <text:p>1097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451237100001475500100001234816469546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25">
            <text:p>304525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3.503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2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15.02">
            <text:p>2415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339">
            <text:p>2339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">
            <text:p>0,004</text:p>
          </table:table-cell>
          <table:table-cell table:style-name="ce12N2" office:value-type="float" office:value="0.1">
            <text:p>0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15,0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4">
            <text:p>1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76.02">
            <text:p>76,02</text:p>
          </table:table-cell>
          <table:table-cell table:style-name="ce12N2" office:value-type="float" office:value="2339">
            <text:p>2339,00</text:p>
          </table:table-cell>
          <table:table-cell table:style-name="ce12N2" office:value-type="float" office:value="163.73">
            <text:p>163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350318910671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36">
            <text:p>30453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7.48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516.28">
            <text:p>6516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516.28">
            <text:p>6516,2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92604">
            <text:p>0,09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516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516.28">
            <text:p>6516,28</text:p>
          </table:table-cell>
          <table:table-cell table:style-name="ce12N2" office:value-type="float" office:value="456.14">
            <text:p>45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7481111733254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40">
            <text:p>304540</text:p>
          </table:table-cell>
          <table:table-cell table:style-name="ce0" table:number-columns-spanned="4" table:number-rows-spanned="1" office:value-type="string" calcext:value-type="string">
            <text:p>750 - COPLAS INDUSTRIA DE PLASTICOS LTDA</text:p>
          </table:table-cell>
          <table:covered-table-cell table:number-columns-repeated="3"/>
          <table:table-cell table:style-name="ce0" office:value-type="string" calcext:value-type="string">
            <text:p>198.8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349.44">
            <text:p>3349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3244">
            <text:p>3244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349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105.44">
            <text:p>105,44</text:p>
          </table:table-cell>
          <table:table-cell table:style-name="ce12N2" office:value-type="float" office:value="3244">
            <text:p>3244,00</text:p>
          </table:table-cell>
          <table:table-cell table:style-name="ce12N2" office:value-type="float" office:value="227.08">
            <text:p>227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771872600013555001000198869159109430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41">
            <text:p>30454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6.08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2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3.18">
            <text:p>63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3.18">
            <text:p>63,1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372">
            <text:p>0,000</text:p>
          </table:table-cell>
          <table:table-cell table:style-name="ce12N2" office:value-type="float" office:value="0.42">
            <text:p>0,4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3,1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3.18">
            <text:p>63,18</text:p>
          </table:table-cell>
          <table:table-cell table:style-name="ce12N2" office:value-type="float" office:value="4.42">
            <text:p>4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6080150956691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91">
            <text:p>304591</text:p>
          </table:table-cell>
          <table:table-cell table:style-name="ce0" table:number-columns-spanned="4" table:number-rows-spanned="1" office:value-type="string" calcext:value-type="string">
            <text:p>32.664 - STANDARD ILUMINACAO LTDA</text:p>
          </table:table-cell>
          <table:covered-table-cell table:number-columns-repeated="3"/>
          <table:table-cell table:style-name="ce0" office:value-type="string" calcext:value-type="string">
            <text:p>11.16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1.58">
            <text:p>21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.66">
            <text:p>19,6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1,5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1.92">
            <text:p>1,92</text:p>
          </table:table-cell>
          <table:table-cell table:style-name="ce12N2" office:value-type="float" office:value="19.66">
            <text:p>19,66</text:p>
          </table:table-cell>
          <table:table-cell table:style-name="ce12N2" office:value-type="float" office:value="1.38">
            <text:p>1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636542300016055001000011164102979983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96">
            <text:p>304596</text:p>
          </table:table-cell>
          <table:table-cell table:style-name="ce0" table:number-columns-spanned="4" table:number-rows-spanned="1" office:value-type="string" calcext:value-type="string">
            <text:p>29.932 - VERDECO INDUSTRIA COMERCIO E IMPORTACAO DE ARTEFATOS PARA JA</text:p>
          </table:table-cell>
          <table:covered-table-cell table:number-columns-repeated="3"/>
          <table:table-cell table:style-name="ce0" office:value-type="string" calcext:value-type="string">
            <text:p>37.74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3.74">
            <text:p>383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360.32">
            <text:p>360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28.68">
            <text:p>28,6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83,7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23.42">
            <text:p>23,42</text:p>
          </table:table-cell>
          <table:table-cell table:style-name="ce12N2" office:value-type="float" office:value="360.32">
            <text:p>360,32</text:p>
          </table:table-cell>
          <table:table-cell table:style-name="ce12N2" office:value-type="float" office:value="25.23">
            <text:p>25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80313810001885500100003774010024350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599">
            <text:p>304599</text:p>
          </table:table-cell>
          <table:table-cell table:style-name="ce0" table:number-columns-spanned="4" table:number-rows-spanned="1" office:value-type="string" calcext:value-type="string">
            <text:p>20.116 - MS DISTRIBUIDORA LTDA</text:p>
          </table:table-cell>
          <table:covered-table-cell table:number-columns-repeated="3"/>
          <table:table-cell table:style-name="ce0" office:value-type="string" calcext:value-type="string">
            <text:p>45.8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1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2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769.12">
            <text:p>6769,1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223.01">
            <text:p>6223,0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3">
            <text:p>1,300</text:p>
          </table:table-cell>
          <table:table-cell table:style-name="ce12N2" office:value-type="float" office:value="34.8">
            <text:p>34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769,1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546.11">
            <text:p>546,11</text:p>
          </table:table-cell>
          <table:table-cell table:style-name="ce12N2" office:value-type="float" office:value="6223.01">
            <text:p>6223,01</text:p>
          </table:table-cell>
          <table:table-cell table:style-name="ce12N2" office:value-type="float" office:value="267.58">
            <text:p>267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462425100015155001000045869100032951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02">
            <text:p>304602</text:p>
          </table:table-cell>
          <table:table-cell table:style-name="ce0" table:number-columns-spanned="4" table:number-rows-spanned="1" office:value-type="string" calcext:value-type="string">
            <text:p>4.646 - ASTRA S.A INDUSTRIA E COMERCIO</text:p>
          </table:table-cell>
          <table:covered-table-cell table:number-columns-repeated="3"/>
          <table:table-cell table:style-name="ce0" office:value-type="string" calcext:value-type="string">
            <text:p>2.279.91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31/03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106.9">
            <text:p>25106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1">
            <text:p>21,00</text:p>
          </table:table-cell>
          <table:table-cell table:style-name="ce12N2" office:value-type="float" office:value="24618.7">
            <text:p>24618,7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955384">
            <text:p>0,955</text:p>
          </table:table-cell>
          <table:table-cell table:style-name="ce12N2" office:value-type="float" office:value="961.82">
            <text:p>961,8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5.106,9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7">
            <text:p>77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488.2">
            <text:p>488,20</text:p>
          </table:table-cell>
          <table:table-cell table:style-name="ce12N2" office:value-type="float" office:value="24618.7">
            <text:p>24618,70</text:p>
          </table:table-cell>
          <table:table-cell table:style-name="ce12N2" office:value-type="float" office:value="1723.29">
            <text:p>1723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5094952800123255001002279916194277322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30">
            <text:p>30463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09.31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55.75">
            <text:p>2455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455.75">
            <text:p>2455,7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8285">
            <text:p>0,008</text:p>
          </table:table-cell>
          <table:table-cell table:style-name="ce12N2" office:value-type="float" office:value="5.58">
            <text:p>5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55,7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455.75">
            <text:p>2455,75</text:p>
          </table:table-cell>
          <table:table-cell table:style-name="ce12N2" office:value-type="float" office:value="171.9">
            <text:p>171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09316174689868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47">
            <text:p>304647</text:p>
          </table:table-cell>
          <table:table-cell table:style-name="ce0" table:number-columns-spanned="4" table:number-rows-spanned="1" office:value-type="string" calcext:value-type="string">
            <text:p>10.343 - INTERLIGHT SISTEMAS DE ILUMINACAO LTDA</text:p>
          </table:table-cell>
          <table:covered-table-cell table:number-columns-repeated="3"/>
          <table:table-cell table:style-name="ce0" office:value-type="string" calcext:value-type="string">
            <text:p>257.71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81.39">
            <text:p>2081,3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96.48">
            <text:p>1896,4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81,3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1.19">
            <text:p>31,19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184.91">
            <text:p>184,91</text:p>
          </table:table-cell>
          <table:table-cell table:style-name="ce12N2" office:value-type="float" office:value="1896.48">
            <text:p>1896,48</text:p>
          </table:table-cell>
          <table:table-cell table:style-name="ce12N2" office:value-type="float" office:value="132.75">
            <text:p>132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832960800014455001000257716100257717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53">
            <text:p>304653</text:p>
          </table:table-cell>
          <table:table-cell table:style-name="ce0" table:number-columns-spanned="4" table:number-rows-spanned="1" office:value-type="string" calcext:value-type="string">
            <text:p>777 - IRMAOS FISCHER S.A IND. E COM.</text:p>
          </table:table-cell>
          <table:covered-table-cell table:number-columns-repeated="3"/>
          <table:table-cell table:style-name="ce0" office:value-type="string" calcext:value-type="string">
            <text:p>1.771.539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176.74">
            <text:p>9176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7866.24">
            <text:p>7866,24</text:p>
          </table:table-cell>
          <table:table-cell table:style-name="ce12N2" office:value-type="float" office:value="689.84">
            <text:p>689,84</text:p>
          </table:table-cell>
          <table:table-cell table:style-name="ce12N3" office:value-type="float" office:value="6E-6">
            <text:p>0,000</text:p>
          </table:table-cell>
          <table:table-cell table:style-name="ce12N2" office:value-type="float" office:value="0.37">
            <text:p>0,3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176,7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620.66">
            <text:p>620,66</text:p>
          </table:table-cell>
          <table:table-cell table:style-name="ce12N2" office:value-type="float" office:value="8556.08">
            <text:p>8556,08</text:p>
          </table:table-cell>
          <table:table-cell table:style-name="ce12N2" office:value-type="float" office:value="342.24">
            <text:p>342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29842870001045500200177153915178325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76">
            <text:p>304676</text:p>
          </table:table-cell>
          <table:table-cell table:style-name="ce0" table:number-columns-spanned="4" table:number-rows-spanned="1" office:value-type="string" calcext:value-type="string">
            <text:p>29.444 - PRIME BRAS SEGURANCA LTDA</text:p>
          </table:table-cell>
          <table:covered-table-cell table:number-columns-repeated="3"/>
          <table:table-cell table:style-name="ce0" office:value-type="string" calcext:value-type="string">
            <text:p>1.075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590">
            <text:p>1159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1590">
            <text:p>1159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8227">
            <text:p>0,082</text:p>
          </table:table-cell>
          <table:table-cell table:style-name="ce12N2" office:value-type="float" office:value="44.35">
            <text:p>44,3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59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590">
            <text:p>11590,00</text:p>
          </table:table-cell>
          <table:table-cell table:style-name="ce12N2" office:value-type="float" office:value="811.3">
            <text:p>811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3229666900016955003000001075124978072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93">
            <text:p>30469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598.29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6/03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15.05">
            <text:p>215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15.05">
            <text:p>215,0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636">
            <text:p>0,002</text:p>
          </table:table-cell>
          <table:table-cell table:style-name="ce12N2" office:value-type="float" office:value="0.15">
            <text:p>0,1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15,0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15.05">
            <text:p>215,05</text:p>
          </table:table-cell>
          <table:table-cell table:style-name="ce12N2" office:value-type="float" office:value="15.05">
            <text:p>15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3753390510001415500800059829416461299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14">
            <text:p>304714</text:p>
          </table:table-cell>
          <table:table-cell table:style-name="ce0" table:number-columns-spanned="4" table:number-rows-spanned="1" office:value-type="string" calcext:value-type="string">
            <text:p>9.300 - INTELBRAS S/A IND TELEC ELETR BRASILEIRA</text:p>
          </table:table-cell>
          <table:covered-table-cell table:number-columns-repeated="3"/>
          <table:table-cell table:style-name="ce0" office:value-type="string" calcext:value-type="string">
            <text:p>139.415</text:p>
          </table:table-cell>
          <table:table-cell table:style-name="ce9" office:value-type="string" calcext:value-type="string">
            <text:p>10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4.77">
            <text:p>164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4.77">
            <text:p>164,7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4,7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4.77">
            <text:p>164,77</text:p>
          </table:table-cell>
          <table:table-cell table:style-name="ce12N2" office:value-type="float" office:value="19.77">
            <text:p>19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1326048290100000152255010000139415185042128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15">
            <text:p>304715</text:p>
          </table:table-cell>
          <table:table-cell table:style-name="ce0" table:number-columns-spanned="4" table:number-rows-spanned="1" office:value-type="string" calcext:value-type="string">
            <text:p>9.300 - INTELBRAS S/A IND TELEC ELETR BRASILEIRA</text:p>
          </table:table-cell>
          <table:covered-table-cell table:number-columns-repeated="3"/>
          <table:table-cell table:style-name="ce0" office:value-type="string" calcext:value-type="string">
            <text:p>139.416</text:p>
          </table:table-cell>
          <table:table-cell table:style-name="ce9" office:value-type="string" calcext:value-type="string">
            <text:p>10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51.37">
            <text:p>2551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551.37">
            <text:p>2551,3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551,3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551.37">
            <text:p>2551,37</text:p>
          </table:table-cell>
          <table:table-cell table:style-name="ce12N2" office:value-type="float" office:value="306.16">
            <text:p>306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1326048290100000152255010000139416132392581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16">
            <text:p>304716</text:p>
          </table:table-cell>
          <table:table-cell table:style-name="ce0" table:number-columns-spanned="4" table:number-rows-spanned="1" office:value-type="string" calcext:value-type="string">
            <text:p>9.267 - INTELBRAS S/A IND DE TEL ELETRICO BRASILEIRO</text:p>
          </table:table-cell>
          <table:covered-table-cell table:number-columns-repeated="3"/>
          <table:table-cell table:style-name="ce0" office:value-type="string" calcext:value-type="string">
            <text:p>380.099</text:p>
          </table:table-cell>
          <table:table-cell table:style-name="ce9" office:value-type="string" calcext:value-type="string">
            <text:p>10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60.42">
            <text:p>1160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89.6">
            <text:p>1089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160,4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70.82">
            <text:p>70,82</text:p>
          </table:table-cell>
          <table:table-cell table:style-name="ce12N2" office:value-type="float" office:value="1089.6">
            <text:p>1089,60</text:p>
          </table:table-cell>
          <table:table-cell table:style-name="ce12N2" office:value-type="float" office:value="43.58">
            <text:p>43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290100000144155010000380099135800516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29">
            <text:p>30472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0.26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573.08">
            <text:p>4573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4573.08">
            <text:p>4573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332">
            <text:p>0,000</text:p>
          </table:table-cell>
          <table:table-cell table:style-name="ce12N2" office:value-type="float" office:value="2.9">
            <text:p>2,9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573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573.08">
            <text:p>4573,08</text:p>
          </table:table-cell>
          <table:table-cell table:style-name="ce12N2" office:value-type="float" office:value="320.11">
            <text:p>320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0269155799158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33">
            <text:p>304733</text:p>
          </table:table-cell>
          <table:table-cell table:style-name="ce0" table:number-columns-spanned="4" table:number-rows-spanned="1" office:value-type="string" calcext:value-type="string">
            <text:p>6.891 - STUDIOLUCE ILUMINACAO IMPORTACAO E EXPORTACAO LTDA</text:p>
          </table:table-cell>
          <table:covered-table-cell table:number-columns-repeated="3"/>
          <table:table-cell table:style-name="ce0" office:value-type="string" calcext:value-type="string">
            <text:p>103.731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.23">
            <text:p>24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.08">
            <text:p>22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4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8/04/2026</text:p>
          </table:table-cell>
          <table:table-cell table:style-name="ce12N2" office:value-type="float" office:value="2.15">
            <text:p>2,15</text:p>
          </table:table-cell>
          <table:table-cell table:style-name="ce12N2" office:value-type="float" office:value="22.08">
            <text:p>22,08</text:p>
          </table:table-cell>
          <table:table-cell table:style-name="ce12N2" office:value-type="float" office:value="0.88">
            <text:p>0,8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059934200012355002000103731105024845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66">
            <text:p>30476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0.95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259.16">
            <text:p>5259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259.16">
            <text:p>5259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">
            <text:p>0,017</text:p>
          </table:table-cell>
          <table:table-cell table:style-name="ce12N2" office:value-type="float" office:value="2.91">
            <text:p>2,9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259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259.16">
            <text:p>5259,16</text:p>
          </table:table-cell>
          <table:table-cell table:style-name="ce12N2" office:value-type="float" office:value="368.14">
            <text:p>368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095918268547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798">
            <text:p>304798</text:p>
          </table:table-cell>
          <table:table-cell table:style-name="ce0" table:number-columns-spanned="4" table:number-rows-spanned="1" office:value-type="string" calcext:value-type="string">
            <text:p>983 - AKZO NOBEL LTDA</text:p>
          </table:table-cell>
          <table:covered-table-cell table:number-columns-repeated="3"/>
          <table:table-cell table:style-name="ce0" office:value-type="string" calcext:value-type="string">
            <text:p>1.956.666</text:p>
          </table:table-cell>
          <table:table-cell table:style-name="ce9" office:value-type="string" calcext:value-type="string">
            <text:p>21</text:p>
          </table:table-cell>
          <table:table-cell table:style-name="ce0" office:value-type="string" calcext:value-type="string">
            <text:p>08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79">
            <text:p>8379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379">
            <text:p>8379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341.1">
            <text:p>341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379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0">
            <text:p>1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379">
            <text:p>8379,00</text:p>
          </table:table-cell>
          <table:table-cell table:style-name="ce12N2" office:value-type="float" office:value="586.53">
            <text:p>586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56171900950355021001956666175251813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07">
            <text:p>304807</text:p>
          </table:table-cell>
          <table:table-cell table:style-name="ce0" table:number-columns-spanned="4" table:number-rows-spanned="1" office:value-type="string" calcext:value-type="string">
            <text:p>9.267 - INTELBRAS S/A IND DE TEL ELETRICO BRASILEIRO</text:p>
          </table:table-cell>
          <table:covered-table-cell table:number-columns-repeated="3"/>
          <table:table-cell table:style-name="ce0" office:value-type="string" calcext:value-type="string">
            <text:p>378.387</text:p>
          </table:table-cell>
          <table:table-cell table:style-name="ce9" office:value-type="string" calcext:value-type="string">
            <text:p>10</text:p>
          </table:table-cell>
          <table:table-cell table:style-name="ce0" office:value-type="string" calcext:value-type="string">
            <text:p>04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6.83">
            <text:p>276,8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52.24">
            <text:p>252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2.4">
            <text:p>2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76,8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8">
            <text:p>5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24.59">
            <text:p>24,59</text:p>
          </table:table-cell>
          <table:table-cell table:style-name="ce12N2" office:value-type="float" office:value="252.24">
            <text:p>252,24</text:p>
          </table:table-cell>
          <table:table-cell table:style-name="ce12N2" office:value-type="float" office:value="10.09">
            <text:p>10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29010000014415501000037838716917596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08">
            <text:p>304808</text:p>
          </table:table-cell>
          <table:table-cell table:style-name="ce0" table:number-columns-spanned="4" table:number-rows-spanned="1" office:value-type="string" calcext:value-type="string">
            <text:p>9.267 - INTELBRAS S/A IND DE TEL ELETRICO BRASILEIRO</text:p>
          </table:table-cell>
          <table:covered-table-cell table:number-columns-repeated="3"/>
          <table:table-cell table:style-name="ce0" office:value-type="string" calcext:value-type="string">
            <text:p>378.378</text:p>
          </table:table-cell>
          <table:table-cell table:style-name="ce9" office:value-type="string" calcext:value-type="string">
            <text:p>10</text:p>
          </table:table-cell>
          <table:table-cell table:style-name="ce0" office:value-type="string" calcext:value-type="string">
            <text:p>04/04/2026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61.42">
            <text:p>2961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2730.6">
            <text:p>2730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961,4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8">
            <text:p>5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9/04/2026</text:p>
          </table:table-cell>
          <table:table-cell table:style-name="ce12N2" office:value-type="float" office:value="230.82">
            <text:p>230,82</text:p>
          </table:table-cell>
          <table:table-cell table:style-name="ce12N2" office:value-type="float" office:value="2730.6">
            <text:p>2730,60</text:p>
          </table:table-cell>
          <table:table-cell table:style-name="ce12N2" office:value-type="float" office:value="109.22">
            <text:p>109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290100000144155010000378378128205661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38">
            <text:p>38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689.84">
            <text:p>689,84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4525.84">
            <text:p>4525,84</text:p>
          </table:table-cell>
          <table:table-cell table:style-name="ce26N2" office:value-type="float" office:value="219573.58">
            <text:p>219573,58</text:p>
          </table:table-cell>
          <table:table-cell table:style-name="ce26N2" office:value-type="float" office:value="13667.13">
            <text:p>13667,13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224099.42">
            <text:p>224099,42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9.239924">
            <text:p>9,240</text:p>
          </table:table-cell>
          <table:table-cell table:style-name="ce26N2" office:value-type="float" office:value="218883.74">
            <text:p>218883,74</text:p>
          </table:table-cell>
          <table:table-cell table:style-name="ce26N2" office:value-type="float" office:value="224099.42">
            <text:p>224099,42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5463.45">
            <text:p>5463,45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44.03">
            <text:p>44,03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AC COELH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06" meta:object-count="0"/>
    <meta:generator>LibreOffice/4.3.0.4$Windows_x86 LibreOffice_project/62ad5818884a2fc2e5780dd45466868d41009ec0</meta:generator>
  </office:meta>
</office:document-meta>
</file>